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span text:style-name="T2"><text:placeholder text:placeholder-type="text">&lt;first_name&gt;</text:placeholder></text:span><text:span text:style-name="T2"> </text:span><text:span text:style-name="T2"><text:placeholder text:placeholder-type="text">&lt;last_name&gt;</text:placeholder></text:span><text:span text:style-name="T1">. J'habite à </text:span><text:span text:style-name="T3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placeholder text:placeholder-type="text">&lt;for each="f in friends"&gt;</text:placeholder></text:p>
          </table:table-cell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f.first_name&gt;</text:placeholder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2"><text:placeholder text:placeholder-type="text">&lt;for each="h in hobbies"&gt;</text:placeholder></text:p>
        </text:list-item>
        <text:list-item>
          <text:p text:style-name="P2"><text:placeholder text:placeholder-type="text">&lt;h&gt;</text:placeholder></text:p>
        </text:list-item>
        <text:list-item>
          <text:p text:style-name="P2"><text:placeholder text:placeholder-type="text">&lt;/for&gt;</text:placeholder></text:p>
        </text:list-item>
      </text:list>
      <text:p text:style-name="P1"/>
      <text:p text:style-name="P1">Et j'ai même des animaux :</text:p>
      <text:list text:style-name="L2">
        <text:list-item>
          <text:p text:style-name="P3"><text:placeholder text:placeholder-type="text">&lt;for each="animal in animals"&gt;</text:placeholder></text:p>
        </text:list-item>
        <text:list-item>
          <text:p text:style-name="P3"><text:placeholder text:placeholder-type="text">&lt;animal&gt;</text:placeholder></text:p>
        </text:list-item>
        <text:list-item>
          <text:p text:style-name="P3"><text:placeholder text:placeholder-type="text">&lt;/for&gt;</text:placeholder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7-17T01:48:23</dc:date>
    <dc:language>en-US</dc:language>
    <meta:editing-cycles>36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8" meta:word-count="27" meta:character-count="165"/>
  </office:meta>
</office:document-meta>
</file>